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9b9b" officeooo:paragraph-rsid="00079b9b"/>
    </style:style>
    <style:style style:name="P2" style:family="paragraph" style:parent-style-name="Standard">
      <style:text-properties officeooo:paragraph-rsid="00079b9b"/>
    </style:style>
    <style:style style:name="P3" style:family="paragraph" style:parent-style-name="Standard" style:list-style-name="L1">
      <style:text-properties officeooo:paragraph-rsid="00079b9b"/>
    </style:style>
    <style:style style:name="P4" style:family="paragraph" style:parent-style-name="Standard" style:list-style-name="L1">
      <style:text-properties officeooo:rsid="00098f69" officeooo:paragraph-rsid="00098f69"/>
    </style:style>
    <style:style style:name="P5" style:family="paragraph" style:parent-style-name="Standard">
      <style:text-properties officeooo:rsid="00098f69" officeooo:paragraph-rsid="00098f69"/>
    </style:style>
    <style:style style:name="P6" style:family="paragraph" style:parent-style-name="Standard" style:list-style-name="L2">
      <style:text-properties officeooo:rsid="00098f69" officeooo:paragraph-rsid="00098f69"/>
    </style:style>
    <style:style style:name="P7" style:family="paragraph" style:parent-style-name="Standard" style:list-style-name="L2">
      <style:text-properties officeooo:rsid="000a81c5" officeooo:paragraph-rsid="000a81c5"/>
    </style:style>
    <style:style style:name="P8" style:family="paragraph" style:parent-style-name="Standard">
      <style:text-properties officeooo:rsid="000a81c5" officeooo:paragraph-rsid="000a81c5"/>
    </style:style>
    <style:style style:name="P9" style:family="paragraph" style:parent-style-name="Standard" style:list-style-name="L3">
      <style:text-properties officeooo:rsid="000a81c5" officeooo:paragraph-rsid="000a81c5"/>
    </style:style>
    <style:style style:name="P10" style:family="paragraph" style:parent-style-name="Standard" style:list-style-name="L4">
      <style:text-properties officeooo:rsid="000a81c5" officeooo:paragraph-rsid="000a81c5"/>
    </style:style>
    <style:style style:name="T1" style:family="text">
      <style:text-properties officeooo:rsid="00079b9b"/>
    </style:style>
    <style:style style:name="T2" style:family="text">
      <style:text-properties fo:font-style="italic" officeooo:rsid="00079b9b"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83a64" style:font-style-asian="normal" style:font-style-complex="normal"/>
    </style:style>
    <style:style style:name="T5" style:family="text">
      <style:text-properties fo:font-style="normal" officeooo:rsid="00079b9b" style:font-style-asian="normal" style:font-style-complex="normal"/>
    </style:style>
    <style:style style:name="T6" style:family="text">
      <style:text-properties fo:font-style="normal" officeooo:rsid="00098f69"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adanie domowe z przedmiotu Ochrona Danych</text:p>
      <text:p text:style-name="P1"/>
      <text:p text:style-name="P1">Autor: Jakub Korczakowski 291079</text:p>
      <text:p text:style-name="P1"/>
      <text:p text:style-name="P1">Problem</text:p>
      <text:p text:style-name="P2"><text:span text:style-name="T1">Przeglądarka internetowa Mozilla Firefox w wersji 70.0.1 wyświetla komunikat </text:span><text:span text:style-name="T2">Wadliwe szyfrowanie (ang. Broken encryption) </text:span><text:span text:style-name="T5">dla strony</text:span><text:span text:style-name="T2"> </text:span><text:a xlink:type="simple" xlink:href="https://www.pw.edu.pl/" text:style-name="Internet_20_link" text:visited-style-name="Visited_20_Internet_20_Link"><text:span text:style-name="T2">https://www.pw.edu.pl</text:span></text:a><text:span text:style-name="T2">. </text:span></text:p>
      <text:p text:style-name="P1"><text:span text:style-name="T3"/></text:p>
      <text:p text:style-name="P1"><text:span text:style-name="T3">Powód</text:span><text:span text:style-name="T4">y</text:span></text:p>
      <text:list xml:id="list2071933980" text:style-name="L1">
        <text:list-item>
          <text:p text:style-name="P3"><text:span text:style-name="T5">Przyczyną tej sytuacji jest niewystarczające szyfrowanie użyte w przypadku tej strony. </text:span><text:span text:style-name="T4">Strona używa protokołu TLS w wersji 1.0. Jest to protokół przestarzały i </text:span><text:span text:style-name="T6">od roku 2020 przestanie w ogóle być obsługiwany.</text:span></text:p>
        </text:list-item>
        <text:list-item>
          <text:p text:style-name="P4"><text:span text:style-name="T3">Strona używa szyfrowania TLS_DHE_RSA_WITH_AES_128_CBC_SHA, co oznacza użycie algorytmu Diffie-Hellman w wersji 1024 bitowej. Jest to algorytm słaby, nie dostarcza optymalnej ochrony danych.</text:span></text:p>
        </text:list-item>
      </text:list>
      <text:p text:style-name="P5"><text:span text:style-name="T3"/></text:p>
      <text:p text:style-name="P5"><text:span text:style-name="T3">Zagrożenia:</text:span></text:p>
      <text:list xml:id="list3212315800" text:style-name="L2">
        <text:list-item>
          <text:p text:style-name="P6"><text:span text:style-name="T3">Firefox nie blokuje pasywnej, niezaszyfrowanej zawartości, takiej jak pliki obrazów. Domyślnie, Firefox nie blokuje pasywnej, niezaszyfrowanej zawartości, wyświetlając jedynie ostrzeżenie na jej temat. Potencjalni napastnicy mogą manipulować elementami strony, przykładowo wyświetlając zwodnicze lub nieodpowiednie treści, ale nie powinni być w stanie ukraść twoich prywatnych danych z tej strony. </text:span></text:p>
        </text:list-item>
        <text:list-item>
          <text:p text:style-name="P6"><text:span text:style-name="T3">Możliwy jest atak Logjam na algorytm Diffie-Hellman.</text:span></text:p>
        </text:list-item>
        <text:list-item>
          <text:p text:style-name="P7"><text:span text:style-name="T3">1024 bitowa liczba pierwsza używana przez algorytm </text:span><text:span text:style-name="T6">Diffie-Hellman </text:span><text:span text:style-name="T3">może zostać złamana wykorzystując dostępne dzisiaj środki. Ze względu na używanie tych samych liczb pierwszych przez wiele serwerów spowoduje to dostęp do wszystkich z nich.</text:span></text:p>
        </text:list-item>
      </text:list>
      <text:p text:style-name="P8"><text:span text:style-name="T3"/></text:p>
      <text:p text:style-name="P8"><text:span text:style-name="T3">Rozwiązania:</text:span></text:p>
      <text:list xml:id="list4252792704" text:style-name="L3">
        <text:list-item>
          <text:p text:style-name="P9"><text:span text:style-name="T3">Użycie protokołu TLS w wersji co najmniej 1.2.</text:span></text:p>
        </text:list-item>
        <text:list-item>
          <text:p text:style-name="P9"><text:span text:style-name="T3">Użycie algorytmu </text:span><text:span text:style-name="T6">Diffie-Hellman </text:span><text:span text:style-name="T3">w wersji 2048 bitowej.</text:span></text:p>
        </text:list-item>
      </text:list>
      <text:p text:style-name="P8"><text:span text:style-name="T3"/></text:p>
      <text:p text:style-name="P8"><text:span text:style-name="T3"/></text:p>
      <text:p text:style-name="P8"><text:span text:style-name="T3">Źródła:</text:span></text:p>
      <text:list xml:id="list2612327210" text:style-name="L4">
        <text:list-item>
          <text:p text:style-name="P10"><text:a xlink:type="simple" xlink:href="https://support.mozilla.org/pl/kb/wplyw-niebezpiecznej-zawartosci-na-bezpieczenstwo" text:style-name="Internet_20_link" text:visited-style-name="Visited_20_Internet_20_Link"><text:span text:style-name="T3">https://support.mozilla.org/pl/kb/wplyw-niebezpiecznej-zawartosci-na-bezpieczenstwo</text:span></text:a></text:p>
        </text:list-item>
        <text:list-item>
          <text:p text:style-name="P10"><text:a xlink:type="simple" xlink:href="https://weakdh.org/" text:style-name="Internet_20_link" text:visited-style-name="Visited_20_Internet_20_Link"><text:span text:style-name="T3">https://weakdh.org/</text:span></text:a></text:p>
        </text:list-item>
        <text:list-item>
          <text:p text:style-name="P10"><text:a xlink:type="simple" xlink:href="https://en.wikipedia.org/wiki/Diffie–Hellman_key_exchange" text:style-name="Internet_20_link" text:visited-style-name="Visited_20_Internet_20_Link"><text:span text:style-name="T3">https://en.wikipedia.org/wiki/Diffie%E2%80%93Hellman_key_exchange</text:span></text:a></text:p>
        </text:list-item>
      </text:list>
      <text:p text:style-name="P8"><text:span text:style-name="T3"/></text:p>
      <text:p text:style-name="P8"><text:span text:style-name="T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5T15:01:54.964830425</meta:creation-date>
    <dc:date>2019-11-25T15:42:40.242669283</dc:date>
    <meta:editing-duration>PT8M34S</meta:editing-duration>
    <meta:editing-cycles>1</meta:editing-cycles>
    <meta:document-statistic meta:table-count="0" meta:image-count="0" meta:object-count="0" meta:page-count="1" meta:paragraph-count="18" meta:word-count="201" meta:character-count="1643" meta:non-whitespace-character-count="1468"/>
    <meta:generator>LibreOffice/6.3.3.2$Linux_X86_64 LibreOffice_project/30$Build-2</meta:generator>
  </office:meta>
</office:document-meta>
</file>